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 or cathedral</text:p>
          </table:table-cell>
          <table:table-cell office:value-type="string" calcext:value-type="string">
            <text:p>chrá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r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o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íseň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o song</text:p>
          </table:table-cell>
          <table:table-cell office:value-type="string" calcext:value-type="string">
            <text:p>písnič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posad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restaur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těž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vej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 </text:p>
          </table:table-cell>
          <table:table-cell table:number-columns-repeated="1020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28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20:52:55.688965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22T21:06:26.140190708</dc:date>
    <meta:editing-duration>PT20H16M18S</meta:editing-duration>
    <meta:editing-cycles>34</meta:editing-cycles>
    <meta:generator>LibreOffice/6.1.5.2$Linux_X86_64 LibreOffice_project/10$Build-2</meta:generator>
    <meta:document-statistic meta:table-count="1" meta:cell-count="975" meta:object-count="0"/>
  </office:meta>
</office:document-meta>
</file>